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14" style:family="table-cell" style:parent-style-name="Default">
      <style:table-cell-properties fo:background-color="#ff8000"/>
    </style:style>
    <style:style style:name="ce13" style:family="table-cell" style:parent-style-name="Default">
      <style:table-cell-properties fo:background-color="#ff0000"/>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2"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4"/>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2" office:value-type="string" calcext:value-type="string">
            <text:p>choose: gain benefits -1,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1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3"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10:23:31.686000000</dc:date>
    <meta:editing-duration>P1DT23H5M37S</meta:editing-duration>
    <meta:editing-cycles>206</meta:editing-cycles>
    <meta:generator>LibreOffice/7.3.6.2$Windows_X86_64 LibreOffice_project/c28ca90fd6e1a19e189fc16c05f8f8924961e12e</meta:generator>
    <meta:document-statistic meta:table-count="9" meta:cell-count="1368" meta:object-count="0"/>
  </office:meta>
</office:document-meta>
</file>